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onymous Pro" svg:font-family="'Anonymous Pro'" style:font-pitch="fixed"/>
    <style:font-face style:name="Inconsolata" svg:font-family="Inconsolata"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style:text-properties style:font-name="FreeMono" officeooo:rsid="001eb34f" officeooo:paragraph-rsid="001eb34f"/>
    </style:style>
    <style:style style:name="P2" style:family="paragraph" style:parent-style-name="Standard">
      <style:paragraph-properties fo:line-height="115%"/>
      <style:text-properties style:font-name="FreeMono" officeooo:rsid="001eb34f" officeooo:paragraph-rsid="002473e7"/>
    </style:style>
    <style:style style:name="P3" style:family="paragraph" style:parent-style-name="Standard">
      <style:paragraph-properties fo:line-height="115%"/>
      <style:text-properties style:font-name="FreeMono" officeooo:rsid="0022458a" officeooo:paragraph-rsid="0022458a"/>
    </style:style>
    <style:style style:name="P4" style:family="paragraph" style:parent-style-name="Standard">
      <style:paragraph-properties fo:line-height="115%"/>
      <style:text-properties style:font-name="FreeMono" officeooo:rsid="0022458a" officeooo:paragraph-rsid="0025641a"/>
    </style:style>
    <style:style style:name="P5" style:family="paragraph" style:parent-style-name="Standard">
      <style:paragraph-properties fo:line-height="115%" fo:text-align="center" style:justify-single-word="false"/>
      <style:text-properties style:font-name="FreeMono" fo:font-weight="bold" officeooo:rsid="001eb34f" officeooo:paragraph-rsid="0020a237" style:font-weight-asian="bold" style:font-weight-complex="bold"/>
    </style:style>
    <style:style style:name="P6" style:family="paragraph" style:parent-style-name="Standard">
      <style:paragraph-properties fo:line-height="115%"/>
      <style:text-properties style:font-name="FreeMono" fo:font-weight="bold" officeooo:rsid="0022458a" officeooo:paragraph-rsid="0022458a" style:font-weight-asian="bold" style:font-weight-complex="bold"/>
    </style:style>
    <style:style style:name="P7" style:family="paragraph" style:parent-style-name="Standard">
      <style:paragraph-properties fo:line-height="115%"/>
      <style:text-properties style:font-name="FreeMono" fo:font-weight="bold" officeooo:rsid="0022ab85" officeooo:paragraph-rsid="0022ab85" style:font-weight-asian="bold" style:font-weight-complex="bold"/>
    </style:style>
    <style:style style:name="P8" style:family="paragraph" style:parent-style-name="Standard">
      <style:paragraph-properties fo:line-height="115%"/>
      <style:text-properties style:font-name="FreeMono" fo:font-weight="bold" officeooo:rsid="0025641a" officeooo:paragraph-rsid="0025641a" style:font-weight-asian="bold" style:font-weight-complex="bold"/>
    </style:style>
    <style:style style:name="P9" style:family="paragraph" style:parent-style-name="Standard" style:list-style-name="L2">
      <style:paragraph-properties fo:line-height="115%"/>
      <style:text-properties style:font-name="FreeMono" fo:font-weight="bold" officeooo:rsid="00372b05" officeooo:paragraph-rsid="00372b05" style:font-weight-asian="bold" style:font-weight-complex="bold"/>
    </style:style>
    <style:style style:name="P10" style:family="paragraph" style:parent-style-name="Standard" style:list-style-name="L2">
      <style:paragraph-properties fo:line-height="115%"/>
      <style:text-properties style:font-name="FreeMono" fo:font-weight="bold" officeooo:rsid="00381de0" officeooo:paragraph-rsid="00381de0" style:font-weight-asian="bold" style:font-weight-complex="bold"/>
    </style:style>
    <style:style style:name="P11" style:family="paragraph" style:parent-style-name="Standard" style:list-style-name="L2">
      <style:paragraph-properties fo:line-height="115%"/>
      <style:text-properties style:font-name="FreeMono" fo:font-weight="bold" officeooo:rsid="00391d83" officeooo:paragraph-rsid="00391d83" style:font-weight-asian="bold" style:font-weight-complex="bold"/>
    </style:style>
    <style:style style:name="P12" style:family="paragraph" style:parent-style-name="Standard">
      <style:paragraph-properties fo:line-height="115%"/>
      <style:text-properties style:font-name="FreeMono" fo:font-weight="bold" officeooo:rsid="0048acfb" officeooo:paragraph-rsid="0048acfb" style:font-weight-asian="bold" style:font-weight-complex="bold"/>
    </style:style>
    <style:style style:name="P13" style:family="paragraph" style:parent-style-name="Standard">
      <style:paragraph-properties fo:line-height="115%"/>
      <style:text-properties style:font-name="FreeMono" officeooo:rsid="0022ab85" officeooo:paragraph-rsid="0022ab85"/>
    </style:style>
    <style:style style:name="P14" style:family="paragraph" style:parent-style-name="Standard">
      <style:paragraph-properties fo:line-height="115%"/>
      <style:text-properties style:font-name="FreeMono" officeooo:rsid="0025641a" officeooo:paragraph-rsid="0025641a"/>
    </style:style>
    <style:style style:name="P15" style:family="paragraph" style:parent-style-name="Standard">
      <style:paragraph-properties fo:line-height="115%"/>
      <style:text-properties style:font-name="FreeMono" officeooo:rsid="0025641a" officeooo:paragraph-rsid="0027c7de"/>
    </style:style>
    <style:style style:name="P16" style:family="paragraph" style:parent-style-name="Standard">
      <style:paragraph-properties fo:line-height="115%"/>
      <style:text-properties style:font-name="FreeMono" officeooo:rsid="00285b82" officeooo:paragraph-rsid="00285b82"/>
    </style:style>
    <style:style style:name="P17" style:family="paragraph" style:parent-style-name="Standard">
      <style:paragraph-properties fo:line-height="115%"/>
      <style:text-properties style:font-name="FreeMono" officeooo:rsid="002c112a" officeooo:paragraph-rsid="002c112a"/>
    </style:style>
    <style:style style:name="P18" style:family="paragraph" style:parent-style-name="Standard" style:list-style-name="L1">
      <style:paragraph-properties fo:line-height="115%"/>
      <style:text-properties style:font-name="FreeMono" officeooo:rsid="002c112a" officeooo:paragraph-rsid="002c112a"/>
    </style:style>
    <style:style style:name="P19" style:family="paragraph" style:parent-style-name="Standard" style:list-style-name="L1">
      <style:paragraph-properties fo:line-height="115%"/>
      <style:text-properties style:font-name="FreeMono" officeooo:rsid="002d86b8" officeooo:paragraph-rsid="002d86b8"/>
    </style:style>
    <style:style style:name="P20" style:family="paragraph" style:parent-style-name="Standard">
      <style:paragraph-properties fo:line-height="115%"/>
      <style:text-properties style:font-name="FreeMono" officeooo:rsid="003085c8" officeooo:paragraph-rsid="003085c8"/>
    </style:style>
    <style:style style:name="P21" style:family="paragraph" style:parent-style-name="Standard">
      <style:paragraph-properties fo:line-height="115%"/>
      <style:text-properties style:font-name="FreeMono" officeooo:rsid="0030ebf3" officeooo:paragraph-rsid="0030ebf3"/>
    </style:style>
    <style:style style:name="P22" style:family="paragraph" style:parent-style-name="Standard">
      <style:paragraph-properties fo:line-height="115%"/>
      <style:text-properties style:font-name="FreeMono" officeooo:rsid="0031ca95" officeooo:paragraph-rsid="0031ca95"/>
    </style:style>
    <style:style style:name="P23" style:family="paragraph" style:parent-style-name="Standard">
      <style:paragraph-properties fo:line-height="115%"/>
      <style:text-properties style:font-name="FreeMono" officeooo:rsid="00372b05" officeooo:paragraph-rsid="00372b05"/>
    </style:style>
    <style:style style:name="P24" style:family="paragraph" style:parent-style-name="Standard" style:list-style-name="L2">
      <style:paragraph-properties fo:line-height="115%"/>
      <style:text-properties style:font-name="FreeMono" officeooo:rsid="00372b05" officeooo:paragraph-rsid="00372b05"/>
    </style:style>
    <style:style style:name="P25" style:family="paragraph" style:parent-style-name="Standard" style:list-style-name="L2">
      <style:paragraph-properties fo:line-height="115%"/>
      <style:text-properties style:font-name="FreeMono" officeooo:rsid="00381de0" officeooo:paragraph-rsid="00381de0"/>
    </style:style>
    <style:style style:name="P26" style:family="paragraph" style:parent-style-name="Standard">
      <style:paragraph-properties fo:line-height="115%"/>
      <style:text-properties style:font-name="FreeMono" officeooo:rsid="003a2e31" officeooo:paragraph-rsid="003a2e31"/>
    </style:style>
    <style:style style:name="P27" style:family="paragraph" style:parent-style-name="Standard">
      <style:paragraph-properties fo:line-height="115%"/>
      <style:text-properties style:font-name="FreeMono" officeooo:rsid="003f76e0" officeooo:paragraph-rsid="003f76e0"/>
    </style:style>
    <style:style style:name="P28" style:family="paragraph" style:parent-style-name="Standard">
      <style:paragraph-properties fo:line-height="115%"/>
      <style:text-properties style:font-name="FreeMono" officeooo:rsid="00413645" officeooo:paragraph-rsid="00413645"/>
    </style:style>
    <style:style style:name="P29" style:family="paragraph" style:parent-style-name="Standard">
      <style:paragraph-properties fo:line-height="115%"/>
      <style:text-properties style:font-name="FreeMono" officeooo:rsid="0042ae04" officeooo:paragraph-rsid="0042ae04"/>
    </style:style>
    <style:style style:name="P30" style:family="paragraph" style:parent-style-name="Standard">
      <style:paragraph-properties fo:line-height="115%"/>
      <style:text-properties style:font-name="FreeMono" officeooo:rsid="004772d1" officeooo:paragraph-rsid="004772d1"/>
    </style:style>
    <style:style style:name="P31" style:family="paragraph" style:parent-style-name="Standard">
      <style:paragraph-properties fo:line-height="115%"/>
      <style:text-properties style:font-name="FreeMono" officeooo:rsid="0048acfb" officeooo:paragraph-rsid="0048acfb"/>
    </style:style>
    <style:style style:name="P32" style:family="paragraph" style:parent-style-name="Standard">
      <style:paragraph-properties fo:line-height="115%" fo:text-align="start" style:justify-single-word="false" style:writing-mode="lr-tb"/>
      <style:text-properties style:font-name="FreeMono" officeooo:rsid="001eb34f" officeooo:paragraph-rsid="0022ab85"/>
    </style:style>
    <style:style style:name="P33" style:family="paragraph" style:parent-style-name="Standard">
      <loext:graphic-properties draw:fill="none"/>
      <style:paragraph-properties fo:margin-left="0.5in" fo:margin-right="0in" fo:line-height="115%" fo:text-indent="-0.5in" style:auto-text-indent="false" fo:background-color="transparent"/>
      <style:text-properties style:font-name="FreeMono" officeooo:paragraph-rsid="0022ab85"/>
    </style:style>
    <style:style style:name="P34" style:family="paragraph" style:parent-style-name="Standard">
      <loext:graphic-properties draw:fill="none"/>
      <style:paragraph-properties fo:margin-left="0.5in" fo:margin-right="0in" fo:line-height="115%" fo:text-align="start" style:justify-single-word="false" fo:text-indent="-0.5in" style:auto-text-indent="false" fo:background-color="transparent" style:writing-mode="lr-tb"/>
      <style:text-properties style:font-name="FreeMono" officeooo:paragraph-rsid="0022ab85"/>
    </style:style>
    <style:style style:name="P35" style:family="paragraph" style:parent-style-name="Standard" style:master-page-name="">
      <loext:graphic-properties draw:fill="none"/>
      <style:paragraph-properties fo:margin-left="0.5in" fo:margin-right="0in" fo:line-height="115%" fo:text-indent="-0.5in" style:auto-text-indent="false" style:page-number="auto" fo:background-color="transparent"/>
      <style:text-properties style:font-name="FreeMono" officeooo:paragraph-rsid="0022ab85"/>
    </style:style>
    <style:style style:name="P36" style:family="paragraph" style:parent-style-name="Standard">
      <style:paragraph-properties fo:line-height="115%" fo:break-before="page"/>
      <style:text-properties style:font-name="FreeMono" fo:font-weight="bold" officeooo:rsid="0022ab85" officeooo:paragraph-rsid="0022ab85" style:font-weight-asian="bold" style:font-weight-complex="bold"/>
    </style:style>
    <style:style style:name="P37" style:family="paragraph" style:parent-style-name="Standard">
      <style:paragraph-properties fo:line-height="115%" fo:break-before="page"/>
      <style:text-properties style:font-name="FreeMono" officeooo:rsid="002c112a" officeooo:paragraph-rsid="002c112a"/>
    </style:style>
    <style:style style:name="P38" style:family="paragraph" style:parent-style-name="Standard">
      <style:paragraph-properties fo:line-height="115%" fo:break-before="page"/>
      <style:text-properties style:font-name="FreeMono" officeooo:rsid="0022458a" officeooo:paragraph-rsid="0025641a"/>
    </style:style>
    <style:style style:name="P39" style:family="paragraph" style:parent-style-name="Standard">
      <style:paragraph-properties fo:line-height="115%" fo:break-before="page"/>
      <style:text-properties style:font-name="FreeMono" officeooo:rsid="003f76e0" officeooo:paragraph-rsid="003f76e0"/>
    </style:style>
    <style:style style:name="P40" style:family="paragraph" style:parent-style-name="Standard">
      <style:paragraph-properties fo:line-height="115%" fo:padding="0.0201in" fo:border="0.26pt solid #000000" style:shadow="none"/>
      <style:text-properties style:font-name="FreeMono" officeooo:rsid="0042ae04" officeooo:paragraph-rsid="0042ae04"/>
    </style:style>
    <style:style style:name="T1" style:family="text">
      <style:text-properties officeooo:rsid="002176ff"/>
    </style:style>
    <style:style style:name="T2" style:family="text">
      <style:text-properties officeooo:rsid="0022ab85"/>
    </style:style>
    <style:style style:name="T3" style:family="text">
      <style:text-properties fo:font-style="italic"/>
    </style:style>
    <style:style style:name="T4" style:family="text">
      <style:text-properties officeooo:rsid="0026c740"/>
    </style:style>
    <style:style style:name="T5" style:family="text">
      <style:text-properties officeooo:rsid="0027c7de"/>
    </style:style>
    <style:style style:name="T6" style:family="text">
      <style:text-properties officeooo:rsid="002d86b8"/>
    </style:style>
    <style:style style:name="T7" style:family="text">
      <style:text-properties officeooo:rsid="002eeb89"/>
    </style:style>
    <style:style style:name="T8" style:family="text">
      <style:text-properties fo:font-weight="bold" style:font-weight-asian="bold" style:font-weight-complex="bold"/>
    </style:style>
    <style:style style:name="T9" style:family="text">
      <style:text-properties officeooo:rsid="003085c8"/>
    </style:style>
    <style:style style:name="T10" style:family="text">
      <style:text-properties officeooo:rsid="0030ebf3"/>
    </style:style>
    <style:style style:name="T11" style:family="text">
      <style:text-properties officeooo:rsid="0031ca95"/>
    </style:style>
    <style:style style:name="T12" style:family="text">
      <style:text-properties officeooo:rsid="00391d83"/>
    </style:style>
    <style:style style:name="T13" style:family="text">
      <style:text-properties officeooo:rsid="003b9987"/>
    </style:style>
    <style:style style:name="T14" style:family="text">
      <style:text-properties officeooo:rsid="003d196c"/>
    </style:style>
    <style:style style:name="T15" style:family="text">
      <style:text-properties officeooo:rsid="003f76e0"/>
    </style:style>
    <style:style style:name="T16" style:family="text">
      <style:text-properties officeooo:rsid="00413645"/>
    </style:style>
    <style:style style:name="T17" style:family="text">
      <style:text-properties officeooo:rsid="0042ae04"/>
    </style:style>
    <style:style style:name="T18" style:family="text">
      <style:text-properties fo:font-weight="normal" style:font-weight-asian="normal" style:font-weight-complex="normal"/>
    </style:style>
    <style:style style:name="T19" style:family="text">
      <style:text-properties officeooo:rsid="00441050"/>
    </style:style>
    <style:style style:name="T20" style:family="text">
      <style:text-properties officeooo:rsid="0048acfb"/>
    </style:style>
    <style:style style:name="T21" style:family="text">
      <style:text-properties officeooo:rsid="00493a3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 Exercise</text:p>
      <text:p text:style-name="P2">CS 330</text:p>
      <text:p text:style-name="P1">Christopher Bero</text:p>
      <text:p text:style-name="P1"/>
      <text:p text:style-name="P5">Bob<text:span text:style-name="T1">'s</text:span> Chess</text:p>
      <text:p text:style-name="P1"/>
      <text:p text:style-name="P6">Premise</text:p>
      <text:p text:style-name="P3"/>
      <text:p text:style-name="P3"><text:tab/>The game layout has some contextual and functional modifications from the in-class discussed structure. Where undefined, I defer aspects to the class's <text:span text:style-name="T4">clarifications</text:span>.</text:p>
      <text:p text:style-name="P3"/>
      <text:p text:style-name="P4"><text:tab/><text:span text:style-name="T2">Bob is an opponent (AI) player in a game which derives properties from chess. The map is a 24 by 24 grid checkerboard, with Bob controlling the top (Northern) region at game start. The player controls the lower (Southern) region at game start. There are no obstacles or map based resources other than cities. Each square is capable of supporting one city, or up to two troop or soldier units. Cities are stationary once built, troops are capable of traversing between squares in controlled movements. Each city is capable of producing a single type of soldier or troop unit. Soldiers are single characters that have generally higher stats, troops are a grouping or squad of five lower ranked characters that can only be selected and directed as a whole. Bob will work to win the game by either eliminating the human player's cities or obtaining a high enough society level. Cities produce a fixed rate of Gold Pieces (GP) (wealth) per turn. The number of cities actively managed correlates to a player's society level (power and territory), the number of Gold Pieces actively owned correlates to a player's wealth.</text:span></text:p>
      <text:p text:style-name="P4"/>
      <text:p text:style-name="P16"><text:tab/>Enough power and a player will win, an absence of power (no cities left) and a player will forfeit. It is important to note here that power is the only winning or losing condition; wealth only plays a role in regulating power.</text:p>
      <text:p text:style-name="P3"/>
      <text:p text:style-name="P8">Operation</text:p>
      <text:p text:style-name="P14"/>
      <text:p text:style-name="P15"><text:tab/>Gameplay is turn based. Bob will always make the second turn, after the player takes an opening round. <text:span text:style-name="T5">Bob's initial turn will include a one-time personality roll (random number) which will determine Bob's strategy to reach a winning condition: gather wealth (defense) or destroy player (offense).</text:span></text:p>
      <text:p text:style-name="P15"/>
      <text:p text:style-name="P15"><text:tab/><text:span text:style-name="T7">One city can begin construction per turn. Cities may only be erected within 3 squares of a neighboring friendly city, and require one turn's time for setup, in which they cannot be attacked and generate no GP or units. Cities being attacked cannot create units or generate GP.</text:span></text:p>
      <text:p text:style-name="P37">There are several city types that are available to players:</text:p>
      <text:list xml:id="list2962512463259935982" text:style-name="L1">
        <text:list-item>
          <text:p text:style-name="P18">Castle </text:p>
          <text:list>
            <text:list-item>
              <text:p text:style-name="P18">unit: Champion [soldier type]</text:p>
            </text:list-item>
          </text:list>
        </text:list-item>
        <text:list-item>
          <text:p text:style-name="P18">Stable</text:p>
          <text:list>
            <text:list-item>
              <text:p text:style-name="P18">unit: Cavalry [troop type]</text:p>
            </text:list-item>
          </text:list>
        </text:list-item>
        <text:list-item>
          <text:p text:style-name="P18">Barracks</text:p>
          <text:list>
            <text:list-item>
              <text:p text:style-name="P18">unit: Warriors [troop type]</text:p>
            </text:list-item>
          </text:list>
        </text:list-item>
        <text:list-item>
          <text:p text:style-name="P18">Church</text:p>
          <text:list>
            <text:list-item>
              <text:p text:style-name="P18">unit: Crusader [soldier type]</text:p>
            </text:list-item>
          </text:list>
        </text:list-item>
        <text:list-item>
          <text:p text:style-name="P18">Fiefdom</text:p>
          <text:list>
            <text:list-item>
              <text:p text:style-name="P18">unit: <text:span text:style-name="T6">Surfs </text:span>[troop type]</text:p>
            </text:list-item>
          </text:list>
        </text:list-item>
        <text:list-item>
          <text:p text:style-name="P18">Siege</text:p>
          <text:list>
            <text:list-item>
              <text:p text:style-name="P19">No unit</text:p>
            </text:list-item>
          </text:list>
        </text:list-item>
      </text:list>
      <text:p text:style-name="P17"/>
      <text:p text:style-name="P17">A <text:span text:style-name="T8">Castle</text:span> <text:span text:style-name="T7">is</text:span> the staple of either player. Each player begins with one Castle on the furthest row of the board, and cannot create a second. The Castle will generate <text:span text:style-name="T9">50</text:span> GP per turn, contributes a value of 5 to society level, and is capable of producing a soldier unit of Champion. <text:span text:style-name="T9">The Castle has 500 Hit Points (HP).</text:span></text:p>
      <text:p text:style-name="P17"/>
      <text:p text:style-name="P17"><text:span text:style-name="T8">Stables</text:span> are cities which specialize i<text:span text:style-name="T7">n</text:span> <text:span text:style-name="T7">the game's </text:span>fast-movement units. <text:span text:style-name="T7">They consume 10 GP per turn, contribute a value of -1 to society level, and are capable of producing a troop unit of Cavalry. Stables cost 65 GP to construct, and have 100 HP.</text:span></text:p>
      <text:p text:style-name="P17"/>
      <text:p text:style-name="P20"><text:span text:style-name="T8">Barracks</text:span> are cities which specialize in fighter class units. A Barracks will consume 10 GP per turn, contribute a value of -<text:span text:style-name="T10">2</text:span> to society level, and can produce a troop unit of Warrior. Barracks cost 55 GP to construct, and have 100 HP.</text:p>
      <text:p text:style-name="P20"/>
      <text:p text:style-name="P20">A <text:span text:style-name="T8">Church</text:span> represents the game's vulnerable yet utilitarian city. Churches produce 25 GP per turn, and can produce a soldier unit of Crusader. A Church costs 100 GP to construct, <text:span text:style-name="T10">contributes 3 to society level,</text:span> and has 15 HP. A maximum of three churches can be created on either player's side.</text:p>
      <text:p text:style-name="P20"/>
      <text:p text:style-name="P21"><text:span text:style-name="T8">Fiefdoms</text:span> make up the default staple of a player's domain. A Fiefdom will produce 35 GP per turn, contributes 2 to society level, and can produce a troop unit of Surfs. <text:span text:style-name="T11">Fiefdoms take 30 GP to construct, and have 80 HP.</text:span></text:p>
      <text:p text:style-name="P21"/>
      <text:p text:style-name="P22">A <text:span text:style-name="T8">Siege</text:span> is the barrier class of city. Sieges will produce 25 GP per turn, contributes 1 to society level, and has 200 HP. Constructing a siege costs 50 GP.</text:p>
      <text:p text:style-name="P38"><text:span text:style-name="T2"><text:tab/>Troops express flocking behavior internally (between the eight characters) while moving and at rest. Each troop unit has HP and Attack Points (AP) per character, which makes the initial value x5 for the unit as a whole. Damage is dealt to a random member of the troop unit during combat. One troop unit can be created by a city at a time.</text:span></text:p>
      <text:p text:style-name="P4"/>
      <text:p text:style-name="P23">Troop units have the following characteristics:</text:p>
      <text:p text:style-name="P23"/>
      <text:list xml:id="list5397372377108040231" text:style-name="L2">
        <text:list-item>
          <text:p text:style-name="P9">Champion</text:p>
          <text:list>
            <text:list-item>
              <text:p text:style-name="P24">Cost: 30 GP</text:p>
            </text:list-item>
            <text:list-item>
              <text:p text:style-name="P24">HP: 100</text:p>
            </text:list-item>
            <text:list-item>
              <text:p text:style-name="P24">AP: 15</text:p>
            </text:list-item>
            <text:list-item>
              <text:p text:style-name="P25">Turn: Upkeep: 5 GP, <text:span text:style-name="T15">Range: 4 squares</text:span></text:p>
            </text:list-item>
          </text:list>
        </text:list-item>
        <text:list-item>
          <text:p text:style-name="P10">Cavalry</text:p>
          <text:list>
            <text:list-item>
              <text:p text:style-name="P25">Cost: <text:span text:style-name="T12">35</text:span> GP</text:p>
            </text:list-item>
            <text:list-item>
              <text:p text:style-name="P25">HP: <text:span text:style-name="T15">40 (8 each)</text:span></text:p>
            </text:list-item>
            <text:list-item>
              <text:p text:style-name="P25">AP: <text:span text:style-name="T14">40 (8 each)</text:span></text:p>
            </text:list-item>
            <text:list-item>
              <text:p text:style-name="P25">Turn: Upkeep: <text:span text:style-name="T15">15 GP, Range: 10 squares</text:span></text:p>
            </text:list-item>
          </text:list>
        </text:list-item>
        <text:list-item>
          <text:p text:style-name="P10">Warriors</text:p>
          <text:list>
            <text:list-item>
              <text:p text:style-name="P25">Cost: <text:span text:style-name="T12">20 GP</text:span></text:p>
            </text:list-item>
            <text:list-item>
              <text:p text:style-name="P25">HP: <text:span text:style-name="T15">35 (7 each)</text:span></text:p>
            </text:list-item>
            <text:list-item>
              <text:p text:style-name="P25">AP: <text:span text:style-name="T12">30 (6 each)</text:span></text:p>
            </text:list-item>
            <text:list-item>
              <text:p text:style-name="P25">Turn: Upkeep: <text:span text:style-name="T12">10 GP, Range: 5 squares</text:span></text:p>
            </text:list-item>
          </text:list>
        </text:list-item>
        <text:list-item>
          <text:p text:style-name="P11">Crusader</text:p>
          <text:list>
            <text:list-item>
              <text:p text:style-name="P25">Cost: <text:span text:style-name="T12">15 GP</text:span></text:p>
            </text:list-item>
            <text:list-item>
              <text:p text:style-name="P25">HP: <text:span text:style-name="T12">10</text:span></text:p>
            </text:list-item>
            <text:list-item>
              <text:p text:style-name="P25">AP: <text:span text:style-name="T12">5</text:span></text:p>
            </text:list-item>
            <text:list-item>
              <text:p text:style-name="P25">Turn: Upkeep: <text:span text:style-name="T12">15 GP, Range: 6 squares</text:span></text:p>
            </text:list-item>
          </text:list>
        </text:list-item>
        <text:list-item>
          <text:p text:style-name="P10">Surfs</text:p>
          <text:list>
            <text:list-item>
              <text:p text:style-name="P25">Cost: <text:span text:style-name="T12">5 GP</text:span></text:p>
            </text:list-item>
            <text:list-item>
              <text:p text:style-name="P25">HP: <text:span text:style-name="T12">15 (3 each)</text:span></text:p>
            </text:list-item>
            <text:list-item>
              <text:p text:style-name="P25">AP: <text:span text:style-name="T12">10 (2 each)</text:span></text:p>
            </text:list-item>
            <text:list-item>
              <text:p text:style-name="P25">Turn: Upkeep: <text:span text:style-name="T12">5 GP, Range: 7 squares</text:span></text:p>
            </text:list-item>
          </text:list>
        </text:list-item>
      </text:list>
      <text:p text:style-name="P4"/>
      <text:p text:style-name="P26">When a <text:span text:style-name="T8">Champion</text:span> is standing within the 3 square distance to a friendly city, then the range for constructing a new city is extended to four squares.</text:p>
      <text:p text:style-name="P4"/>
      <text:p text:style-name="P26">All units can attack <text:span text:style-name="T13">adjacent</text:span> cities and other units, but if a <text:span text:style-name="T8">Crusader</text:span> brings an opposing city to half HP, then the city switches ownership to the opposite player.</text:p>
      <text:p text:style-name="P39">Troop flocking <text:span text:style-name="T16">is purely visual, with each character following a classic flocking model with a wide field-of-view formation (Bourg, 55). This stipulation for the final game's graphical appearance stems from our class discussion on how the look of an AI influences the player's perception. By displaying some light deviation, swarming, and bumping while traveling, I hope that the player obtains a better mental model for “Bob” as a human-like commanding force.</text:span></text:p>
      <text:p text:style-name="P27"/>
      <text:p text:style-name="P28">Bob will use <text:span text:style-name="T18">A*</text:span> to navigate <text:span text:style-name="T17">units</text:span> <text:span text:style-name="T17">toward their destination while avoiding groups of enemy units in the way. As discussed in class, Bob's implementation of A* will stem from pseudo code to match the specific implementation (Bourg, 129):</text:span></text:p>
      <text:p text:style-name="P28"/>
      <text:p text:style-name="P40">while the open list is not empty</text:p>
      <text:p text:style-name="P40">{</text:p>
      <text:p text:style-name="P40"><text:tab/>current square = square from open list with lowest cost</text:p>
      <text:p text:style-name="P40"><text:tab/>if current square = goal <text:s/>square</text:p>
      <text:p text:style-name="P40"><text:tab/>then</text:p>
      <text:p text:style-name="P40"><text:tab/><text:tab/>path complete</text:p>
      <text:p text:style-name="P40"><text:tab/>else</text:p>
      <text:p text:style-name="P40"><text:tab/><text:tab/>move current square to the closed list</text:p>
      <text:p text:style-name="P40"><text:tab/><text:tab/>examine each square adjacent to the current <text:s/>square</text:p>
      <text:p text:style-name="P40"><text:tab/><text:tab/>for each adjacent <text:s/>square</text:p>
      <text:p text:style-name="P40"><text:tab/><text:tab/><text:tab/>if it isn't on the open list</text:p>
      <text:p text:style-name="P40"><text:tab/><text:tab/><text:tab/><text:tab/>and isn't on the closed list</text:p>
      <text:p text:style-name="P40"><text:tab/><text:tab/><text:tab/><text:tab/><text:tab/>and isn't an obstacle</text:p>
      <text:p text:style-name="P40"><text:tab/><text:tab/><text:tab/><text:tab/><text:tab/><text:tab/>then</text:p>
      <text:p text:style-name="P40"><text:tab/><text:tab/><text:tab/><text:tab/><text:tab/><text:tab/>move to open list and calculate cost</text:p>
      <text:p text:style-name="P40">}</text:p>
      <text:p text:style-name="P27"/>
      <text:p text:style-name="P29">Each square within a distance of 3 of an enemy unit or city that isn't the destination will have double cost <text:span text:style-name="T19">to influence units away from alternate conflicts.</text:span></text:p>
      <text:p text:style-name="P29"/>
      <text:p text:style-name="P30">Bob chooses his targets with different priorities based on his personality decision. A defensive Bob will strike out to eliminate enemy Churches and Fiefdoms first, in order to eliminate the enemy's upper hand for society level. An offensive Bob will first attack Barracks and Stables to eliminate enemy war units.</text:p>
      <text:p text:style-name="P27"/>
      <text:p text:style-name="P27"/>
      <text:p text:style-name="P39">Bob has access to the entire board state during each turn. Bob will – <text:span text:style-name="T20">at least in early betas of the game – operate on a state machine:</text:span></text:p>
      <text:p text:style-name="P27"/>
      <text:p text:style-name="P12">Defens<text:span text:style-name="T21">ive</text:span></text:p>
      <text:p text:style-name="P31">In State 0, Bob is not being attacked, and not attacking. Bob will create at least one city at every turn when resources permit, until Bob either has 1.5x more buildings than the player, or Bob is being attacked, at which point Bob will switch to State 1. If Bob is never attacked, then Bob will continue building until the game is ended by the power threshold. After Bob has reached 1.5x the player's buildings, Bob will also allocate GP to building war units.</text:p>
      <text:p text:style-name="P31"/>
      <text:p text:style-name="P31">In State 1, one or more of Bob's cities is under attack. Bob will respond with all units not currently attacking an opposing city, and will being creating additional war units. Bob will not create new cities while in State 1 unless Bob has more resources than can be used to create war units at available cities. When no more cities are under attack, Bob moves to State 0.</text:p>
      <text:p text:style-name="P31"/>
      <text:p text:style-name="P12">Offens<text:span text:style-name="T21">ive</text:span></text:p>
      <text:p text:style-name="P31">In State 0, Bob is building the core cities required to produce a steady stream of two war units per turn. Once this is achieved, Bob moves to State 1.</text:p>
      <text:p text:style-name="P31"/>
      <text:p text:style-name="P31">In State 1, Bob will produce at least two war units per turn, and once Bob has 0.5x war units as the enemy player has cities, Bob will attack an available city or unit. If a city of Bob's is attacked, Bob moves to State 2.</text:p>
      <text:p text:style-name="P31"/>
      <text:p text:style-name="P31">In State 2, one or more of Bob's cities is under attack. Bob will respond with all units not currently attacking an opposing city, and will being creating additional war units. Bob will not create new cities while in State 1 unless Bob has more resources than can be used to create war units at available cities. When no more cities are under attack, Bob moves to State 1.</text:p>
      <text:p text:style-name="P31"/>
      <text:p text:style-name="P3"/>
      <text:p text:style-name="P3"/>
      <text:p text:style-name="P3"/>
      <text:p text:style-name="P7"/>
      <text:p text:style-name="P36">References</text:p>
      <text:p text:style-name="P13"/>
      <text:p text:style-name="P35"><text:span text:style-name="T2">[1]</text:span></text:p>
      <text:p text:style-name="P33">Bourg, David M., and Glenn Seemann. <text:span text:style-name="T3">AI for Game Developers</text:span>. Sebastopol CA: O'Reilly, 2004. Print.</text:p>
      <text:p text:style-name="P33"/>
      <text:p text:style-name="P34"><text:span text:style-name="T2">[2]</text:span></text:p>
      <text:p text:style-name="P34">Mark, Dave. <text:span text:style-name="T3">Behavioral Mathematics for Game AI</text:span>. Boston, MA: Charles River Media, Course Technology, Cengage Learning, 2009. Print.</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onymous Pro" svg:font-family="'Anonymous Pro'" style:font-pitch="fixed"/>
    <style:font-face style:name="Inconsolata" svg:font-family="Inconsolata"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17:32:57.488174467</meta:creation-date>
    <dc:date>2016-04-22T22:53:35.226707154</dc:date>
    <meta:editing-duration>PT2H51M23S</meta:editing-duration>
    <meta:editing-cycles>30</meta:editing-cycles>
    <meta:generator>LibreOffice/5.1.2.2.0$Linux_X86_64 LibreOffice_project/10m0$Build-2</meta:generator>
    <meta:document-statistic meta:table-count="0" meta:image-count="0" meta:object-count="0" meta:page-count="6" meta:paragraph-count="92" meta:word-count="1535" meta:character-count="8515" meta:non-whitespace-character-count="7061"/>
  </office:meta>
</office:document-meta>
</file>